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762cm" fo:min-width="7.825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-color="#eeeeee" draw:textarea-horizontal-align="justify" draw:textarea-vertical-align="middle" draw:auto-grow-height="false" fo:min-height="2.238cm" fo:min-width="0.84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8cm" fo:min-width="0.56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06cm" fo:min-width="0.08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1.321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762cm" fo:min-width="3.89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06cm" fo:min-width="0.591cm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TeX Gyre Bonum" fo:font-size="7pt" fo:font-style="italic" style:font-size-asian="7pt" style:font-style-asian="italic" style:font-size-complex="7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TeX Gyre Bonum" fo:font-size="8pt" style:font-size-asian="14pt" style:font-size-complex="14pt"/>
    </style:style>
    <style:style style:name="P7" style:family="paragraph">
      <loext:graphic-properties draw:fill="none" draw:fill-color="#ffffff"/>
      <style:text-properties style:font-name="TeX Gyre Bonum" fo:font-size="7pt" style:font-size-asian="7pt" style:font-size-complex="7pt"/>
    </style:style>
    <style:style style:name="T1" style:family="text">
      <style:text-properties style:font-name="TeX Gyre Bonum" fo:font-size="7pt" fo:font-style="italic" style:font-size-asian="7pt" style:font-style-asian="italic" style:font-size-complex="7pt" style:font-style-complex="italic"/>
    </style:style>
    <style:style style:name="T2" style:family="text">
      <style:text-properties style:font-name="TeX Gyre Bonum" fo:font-size="8pt" style:font-size-asian="14pt" style:font-size-complex="14pt"/>
    </style:style>
    <style:style style:name="T3" style:family="text">
      <style:text-properties style:font-name="TeX Gyre Bonum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77cm" svg:height="4.064cm" svg:x="6.466cm" svg:y="0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2.54cm" svg:x="6.847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1.143cm" svg:height="0.508cm" svg:x="6.974cm" svg:y="2.016cm">
          <text:p text:style-name="P3"><text:span text:style-name="T1">key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.143cm" svg:height="0.508cm" svg:x="6.974cm" svg:y="2.778cm">
          <text:p text:style-name="P3"><text:span text:style-name="T1">key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.143cm" svg:height="0.508cm" svg:x="6.974cm" svg:y="3.54cm">
          <text:p text:style-name="P3"><text:span text:style-name="T1">key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635cm" svg:height="0.508cm" svg:x="8.415cm" svg:y="2.016cm">
          <text:p text:style-name="P3"><text:span text:style-name="T1">val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0.635cm" svg:height="0.508cm" svg:x="9.177cm" svg:y="2.016cm">
          <text:p text:style-name="P3"><text:span text:style-name="T1">val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0.635cm" svg:height="0.508cm" svg:x="8.371cm" svg:y="2.778cm">
          <text:p text:style-name="P3"><text:span text:style-name="T1">val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0.635cm" svg:height="0.508cm" svg:x="8.371cm" svg:y="3.54cm">
          <text:p text:style-name="P3"><text:span text:style-name="T1">val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0.635cm" svg:height="0.508cm" svg:x="9.133cm" svg:y="3.54cm">
          <text:p text:style-name="P3"><text:span text:style-name="T1">val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0.635cm" svg:height="0.508cm" svg:x="9.895cm" svg:y="3.54cm">
          <text:p text:style-name="P3"><text:span text:style-name="T1">val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545cm" svg:y1="2.524cm" svg:x2="7.545cm" svg:y2="2.778cm" draw:start-shape="id1" draw:start-glue-point="2" draw:end-shape="id2" draw:end-glue-point="0" svg:d="M7545 2524v254" svg:viewBox="0 0 1 255">
          <text:p/>
        </draw:connector>
        <draw:connector draw:style-name="gr5" draw:text-style-name="P3" draw:layer="layout" svg:x1="7.545cm" svg:y1="3.286cm" svg:x2="7.545cm" svg:y2="3.54cm" draw:start-shape="id2" draw:start-glue-point="2" draw:end-shape="id3" draw:end-glue-point="0" svg:d="M7545 3286v254" svg:viewBox="0 0 1 255">
          <text:p/>
        </draw:connector>
        <draw:connector draw:style-name="gr6" draw:text-style-name="P5" xml:id="id8" draw:id="id8" draw:layer="layout" svg:x1="8.371cm" svg:y1="3.032cm" svg:x2="8.371cm" svg:y2="3.032cm" draw:start-shape="id4" draw:start-glue-point="3" draw:end-shape="id4" draw:end-glue-point="3" svg:d="M8371 3032z" svg:viewBox="0 0 1 1">
          <text:p/>
        </draw:connector>
        <draw:connector draw:style-name="gr7" draw:text-style-name="P5" draw:layer="layout" svg:x1="8.117cm" svg:y1="2.27cm" svg:x2="8.415cm" svg:y2="2.27cm" draw:start-shape="id1" draw:start-glue-point="1" draw:end-shape="id5" draw:end-glue-point="3" svg:d="M8117 2270h298" svg:viewBox="0 0 299 1">
          <text:p/>
        </draw:connector>
        <draw:connector draw:style-name="gr5" draw:text-style-name="P3" draw:layer="layout" svg:x1="9.05cm" svg:y1="2.27cm" svg:x2="9.177cm" svg:y2="2.27cm" draw:start-shape="id5" draw:start-glue-point="1" draw:end-shape="id6" draw:end-glue-point="3" svg:d="M9050 2270h127" svg:viewBox="0 0 128 1">
          <text:p/>
        </draw:connector>
        <draw:connector draw:style-name="gr8" draw:text-style-name="P3" xml:id="id7" draw:id="id7" draw:layer="layout" svg:x1="8.117cm" svg:y1="3.032cm" svg:x2="8.117cm" svg:y2="3.032cm" draw:start-shape="id2" draw:start-glue-point="1" draw:end-shape="id2" svg:d="M8117 3032z" svg:viewBox="0 0 1 1">
          <text:p/>
        </draw:connector>
        <draw:connector draw:style-name="gr9" draw:text-style-name="P5" draw:layer="layout" draw:type="line" svg:x1="8.117cm" svg:y1="3.032cm" svg:x2="8.371cm" svg:y2="3.032cm" draw:start-shape="id7" draw:start-glue-point="0" draw:end-shape="id8" draw:end-glue-point="0" svg:d="M8117 3032h254" svg:viewBox="0 0 255 1">
          <text:p/>
        </draw:connector>
        <draw:connector draw:style-name="gr10" draw:text-style-name="P5" xml:id="id10" draw:id="id10" draw:layer="layout" draw:type="line" svg:x1="8.371cm" svg:y1="3.794cm" svg:x2="8.371cm" svg:y2="3.794cm" draw:start-shape="id9" draw:start-glue-point="3" draw:end-shape="id9" draw:end-glue-point="3" svg:d="M8371 3794z" svg:viewBox="0 0 1 1">
          <text:p/>
        </draw:connector>
        <draw:connector draw:style-name="gr9" draw:text-style-name="P5" draw:layer="layout" draw:type="line" svg:x1="8.117cm" svg:y1="3.794cm" svg:x2="8.371cm" svg:y2="3.794cm" draw:start-shape="id3" draw:start-glue-point="1" draw:end-shape="id10" draw:end-glue-point="0" svg:d="M8117 3794h254" svg:viewBox="0 0 255 1">
          <text:p/>
        </draw:connector>
        <draw:connector draw:style-name="gr9" draw:text-style-name="P5" draw:layer="layout" draw:type="line" svg:x1="9.006cm" svg:y1="3.794cm" svg:x2="9.133cm" svg:y2="3.794cm" draw:start-shape="id9" draw:start-glue-point="1" draw:end-shape="id11" draw:end-glue-point="3" svg:d="M9006 3794h127" svg:viewBox="0 0 128 1">
          <text:p/>
        </draw:connector>
        <draw:connector draw:style-name="gr10" draw:text-style-name="P5" xml:id="id13" draw:id="id13" draw:layer="layout" draw:type="line" svg:x1="9.895cm" svg:y1="3.794cm" svg:x2="9.895cm" svg:y2="3.794cm" draw:start-shape="id12" draw:start-glue-point="3" draw:end-shape="id12" draw:end-glue-point="3" svg:d="M9895 3794z" svg:viewBox="0 0 1 1">
          <text:p/>
        </draw:connector>
        <draw:connector draw:style-name="gr10" draw:text-style-name="P5" xml:id="id14" draw:id="id14" draw:layer="layout" draw:type="line" svg:x1="9.895cm" svg:y1="3.794cm" svg:x2="9.895cm" svg:y2="3.794cm" draw:start-shape="id13" draw:start-glue-point="0" draw:end-shape="id13" draw:end-glue-point="0" svg:d="M9895 3794z" svg:viewBox="0 0 1 1">
          <text:p/>
        </draw:connector>
        <draw:connector draw:style-name="gr9" draw:text-style-name="P5" draw:layer="layout" draw:type="line" svg:x1="9.768cm" svg:y1="3.794cm" svg:x2="9.895cm" svg:y2="3.794cm" draw:start-shape="id11" draw:start-glue-point="1" draw:end-shape="id14" draw:end-glue-point="0" svg:d="M9768 3794h127" svg:viewBox="0 0 128 1">
          <text:p/>
        </draw:connector>
        <draw:frame draw:style-name="gr11" draw:text-style-name="P6" draw:layer="layout" svg:width="4.318cm" svg:height="1.673cm" svg:x="6.339cm" svg:y="0.492cm">
          <draw:text-box>
            <text:p><text:span text:style-name="T2">Partition 1</text:span></text:p>
          </draw:text-box>
        </draw:frame>
        <draw:custom-shape draw:style-name="gr2" draw:text-style-name="P2" draw:layer="layout" svg:width="1.397cm" svg:height="2.54cm" svg:x="10.784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97cm" svg:height="2.54cm" svg:x="13.07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8.244cm" svg:y1="1.889cm" svg:x2="10.784cm" svg:y2="1.889cm">
          <text:p/>
        </draw:line>
        <draw:line draw:style-name="gr12" draw:text-style-name="P5" draw:layer="layout" svg:x1="12.181cm" svg:y1="1.889cm" svg:x2="13.07cm" svg:y2="1.889cm">
          <text:p/>
        </draw:line>
        <draw:frame draw:style-name="gr13" draw:text-style-name="P7" draw:layer="layout" svg:width="3.302cm" svg:height="1.571cm" svg:x="6.847cm" svg:y="1.207cm">
          <draw:text-box>
            <text:p><text:span text:style-name="T3">Entry 0</text:span></text:p>
          </draw:text-box>
        </draw:frame>
        <draw:frame draw:style-name="gr13" draw:text-style-name="P7" draw:layer="layout" svg:width="3.302cm" svg:height="1.571cm" svg:x="10.784cm" svg:y="1.254cm">
          <draw:text-box>
            <text:p><text:span text:style-name="T3">Entry 1</text:span></text:p>
          </draw:text-box>
        </draw:frame>
        <draw:frame draw:style-name="gr13" draw:text-style-name="P7" draw:layer="layout" svg:width="3.302cm" svg:height="1.571cm" svg:x="13.07cm" svg:y="1.254cm">
          <draw:text-box>
            <text:p><text:span text:style-name="T3">Entry 2</text:span></text:p>
          </draw:text-box>
        </draw:frame>
        <draw:custom-shape draw:style-name="gr14" draw:text-style-name="P1" draw:layer="layout" svg:width="4.445cm" svg:height="4.064cm" svg:x="1.635cm" svg:y="0.61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4.318cm" svg:height="1.673cm" svg:x="1.508cm" svg:y="0.492cm">
          <draw:text-box>
            <text:p><text:span text:style-name="T2">Partition 0</text:span></text:p>
          </draw:text-box>
        </draw:frame>
        <draw:custom-shape draw:style-name="gr2" draw:text-style-name="P2" draw:layer="layout" svg:width="1.397cm" svg:height="2.54cm" svg:x="2.016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97cm" svg:height="2.54cm" svg:x="4.302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3.413cm" svg:y1="1.889cm" svg:x2="4.302cm" svg:y2="1.889cm">
          <text:p/>
        </draw:line>
        <draw:custom-shape draw:style-name="gr15" draw:text-style-name="P4" xml:id="id15" draw:id="id15" draw:layer="layout" svg:width="1.143cm" svg:height="0.508cm" svg:x="2.143cm" svg:y="2.0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16" draw:id="id16" draw:layer="layout" svg:width="1.143cm" svg:height="0.508cm" svg:x="2.143cm" svg:y="2.7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1.143cm" svg:height="0.508cm" svg:x="2.143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18" draw:id="id18" draw:layer="layout" svg:width="1.143cm" svg:height="0.508cm" svg:x="4.429cm" svg:y="2.0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19" draw:id="id19" draw:layer="layout" svg:width="1.143cm" svg:height="0.508cm" svg:x="4.429cm" svg:y="2.7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1.143cm" svg:height="0.508cm" svg:x="4.429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1" draw:id="id21" draw:layer="layout" svg:width="1.143cm" svg:height="0.508cm" svg:x="10.911cm" svg:y="2.0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2" draw:id="id22" draw:layer="layout" svg:width="1.143cm" svg:height="0.508cm" svg:x="10.911cm" svg:y="2.7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3" draw:id="id23" draw:layer="layout" svg:width="1.143cm" svg:height="0.508cm" svg:x="10.911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4" draw:id="id24" draw:layer="layout" svg:width="1.143cm" svg:height="0.508cm" svg:x="13.197cm" svg:y="2.0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5" draw:id="id25" draw:layer="layout" svg:width="1.143cm" svg:height="0.508cm" svg:x="13.197cm" svg:y="2.7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6" draw:id="id26" draw:layer="layout" svg:width="1.143cm" svg:height="0.508cm" svg:x="13.197cm" svg:y="3.54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.714cm" svg:y1="2.524cm" svg:x2="2.714cm" svg:y2="2.778cm" draw:start-shape="id15" draw:start-glue-point="2" draw:end-shape="id16" draw:end-glue-point="0" svg:d="M2714 2524v254" svg:viewBox="0 0 1 255">
          <text:p/>
        </draw:connector>
        <draw:connector draw:style-name="gr9" draw:text-style-name="P5" draw:layer="layout" draw:type="line" svg:x1="2.714cm" svg:y1="3.286cm" svg:x2="2.714cm" svg:y2="3.54cm" draw:start-shape="id16" draw:start-glue-point="2" draw:end-shape="id17" draw:end-glue-point="0" svg:d="M2714 3286v254" svg:viewBox="0 0 1 255">
          <text:p/>
        </draw:connector>
        <draw:connector draw:style-name="gr9" draw:text-style-name="P5" draw:layer="layout" draw:type="line" svg:x1="5cm" svg:y1="2.524cm" svg:x2="5cm" svg:y2="2.778cm" draw:start-shape="id18" draw:start-glue-point="2" draw:end-shape="id19" draw:end-glue-point="0" svg:d="M5000 2524v254" svg:viewBox="0 0 1 255">
          <text:p/>
        </draw:connector>
        <draw:connector draw:style-name="gr9" draw:text-style-name="P5" draw:layer="layout" draw:type="line" svg:x1="5cm" svg:y1="3.286cm" svg:x2="5cm" svg:y2="3.54cm" draw:start-shape="id19" draw:start-glue-point="2" draw:end-shape="id20" draw:end-glue-point="0" svg:d="M5000 3286v254" svg:viewBox="0 0 1 255">
          <text:p/>
        </draw:connector>
        <draw:connector draw:style-name="gr9" draw:text-style-name="P5" draw:layer="layout" draw:type="line" svg:x1="11.482cm" svg:y1="2.524cm" svg:x2="11.482cm" svg:y2="2.778cm" draw:start-shape="id21" draw:start-glue-point="2" draw:end-shape="id22" draw:end-glue-point="0" svg:d="M11482 2524v254" svg:viewBox="0 0 1 255">
          <text:p/>
        </draw:connector>
        <draw:connector draw:style-name="gr9" draw:text-style-name="P5" draw:layer="layout" draw:type="line" svg:x1="11.482cm" svg:y1="3.286cm" svg:x2="11.482cm" svg:y2="3.54cm" draw:start-shape="id22" draw:start-glue-point="2" draw:end-shape="id23" draw:end-glue-point="0" svg:d="M11482 3286v254" svg:viewBox="0 0 1 255">
          <text:p/>
        </draw:connector>
        <draw:connector draw:style-name="gr9" draw:text-style-name="P5" draw:layer="layout" draw:type="line" svg:x1="13.768cm" svg:y1="2.524cm" svg:x2="13.768cm" svg:y2="2.778cm" draw:start-shape="id24" draw:start-glue-point="2" draw:end-shape="id25" draw:end-glue-point="0" svg:d="M13768 2524v254" svg:viewBox="0 0 1 255">
          <text:p/>
        </draw:connector>
        <draw:connector draw:style-name="gr9" draw:text-style-name="P5" draw:layer="layout" draw:type="line" svg:x1="13.768cm" svg:y1="3.286cm" svg:x2="13.768cm" svg:y2="3.54cm" draw:start-shape="id25" draw:start-glue-point="2" draw:end-shape="id26" draw:end-glue-point="0" svg:d="M13768 3286v254" svg:viewBox="0 0 1 255">
          <text:p/>
        </draw:connector>
        <draw:frame draw:style-name="gr13" draw:text-style-name="P7" draw:layer="layout" svg:width="3.302cm" svg:height="1.571cm" svg:x="2.016cm" svg:y="1.207cm">
          <draw:text-box>
            <text:p><text:span text:style-name="T3">Entry 0</text:span></text:p>
          </draw:text-box>
        </draw:frame>
        <draw:frame draw:style-name="gr13" draw:text-style-name="P7" draw:layer="layout" svg:width="3.302cm" svg:height="1.571cm" svg:x="4.302cm" svg:y="1.207cm">
          <draw:text-box>
            <text:p><text:span text:style-name="T3">Entry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10:15:10.101485393</meta:creation-date>
    <dc:date>2017-11-28T12:47:55.558855793</dc:date>
    <meta:editing-duration>PT38M15S</meta:editing-duration>
    <meta:editing-cycles>8</meta:editing-cycles>
    <meta:generator>LibreOffice/5.1.6.2$Linux_X86_64 LibreOffice_project/10m0$Build-2</meta:generator>
    <meta:document-statistic meta:object-count="59"/>
  </office:meta>
</office:document-meta>
</file>